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65cm"/>
    </style:style>
    <style:style style:name="co2" style:family="table-column">
      <style:table-column-properties fo:break-before="auto" style:column-width="2.522cm"/>
    </style:style>
    <style:style style:name="co3" style:family="table-column">
      <style:table-column-properties fo:break-before="auto" style:column-width="2.468cm"/>
    </style:style>
    <style:style style:name="co4" style:family="table-column">
      <style:table-column-properties fo:break-before="auto" style:column-width="1.401cm"/>
    </style:style>
    <style:style style:name="co5" style:family="table-column">
      <style:table-column-properties fo:break-before="auto" style:column-width="4.627cm"/>
    </style:style>
    <style:style style:name="co6" style:family="table-column">
      <style:table-column-properties fo:break-before="auto" style:column-width="2.275cm"/>
    </style:style>
    <style:style style:name="co7" style:family="table-column">
      <style:table-column-properties fo:break-before="auto" style:column-width="3.096cm"/>
    </style:style>
    <style:style style:name="co8" style:family="table-column">
      <style:table-column-properties fo:break-before="auto" style:column-width="2.385cm"/>
    </style:style>
    <style:style style:name="co9" style:family="table-column">
      <style:table-column-properties fo:break-before="auto" style:column-width="1.866cm"/>
    </style:style>
    <style:style style:name="co10" style:family="table-column">
      <style:table-column-properties fo:break-before="auto" style:column-width="10.751cm"/>
    </style:style>
    <style:style style:name="co11" style:family="table-column">
      <style:table-column-properties fo:break-before="auto" style:column-width="28.19cm"/>
    </style:style>
    <style:style style:name="co12" style:family="table-column">
      <style:table-column-properties fo:break-before="auto" style:column-width="52.52cm"/>
    </style:style>
    <style:style style:name="co13" style:family="table-column">
      <style:table-column-properties fo:break-before="auto" style:column-width="23.407cm"/>
    </style:style>
    <style:style style:name="co14" style:family="table-column">
      <style:table-column-properties fo:break-before="auto" style:column-width="11.412cm"/>
    </style:style>
    <style:style style:name="co15" style:family="table-column">
      <style:table-column-properties fo:break-before="auto" style:column-width="50.033cm"/>
    </style:style>
    <style:style style:name="co16"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faed56"/>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row table:style-name="ro1">
          <table:table-cell office:value-type="string">
            <text:p>//FAM</text:p>
          </table:table-cell>
          <table:table-cell office:value-type="string">
            <text:p>classe(56744)</text:p>
          </table:table-cell>
          <table:table-cell office:value-type="string">
            <text:p>&lt;specid&gt;</text:p>
          </table:table-cell>
          <table:table-cell office:value-type="string">
            <text:p>&lt;fldid&gt;</text:p>
          </table:table-cell>
          <table:table-cell office:value-type="string">
            <text:p>nom scientifique</text:p>
          </table:table-cell>
          <table:table-cell office:value-type="string">
            <text:p>nom</text:p>
          </table:table-cell>
          <table:table-cell office:value-type="string">
            <text:p>caracteristique</text:p>
          </table:table-cell>
          <table:table-cell table:number-columns-repeated="9"/>
        </table:table-row>
        <table:table-row table:style-name="ro1">
          <table:table-cell table:style-name="ce2" office:value-type="string">
            <text:p>ORDER</text:p>
          </table:table-cell>
          <table:table-cell table:style-name="ce2" office:value-type="string">
            <text:p>ZOO_CLASSE</text:p>
          </table:table-cell>
          <table:table-cell table:style-name="ce2" table:number-columns-repeated="2"/>
          <table:table-cell table:style-name="ce2" office:value-type="string">
            <text:p>cl_nomscientifique</text:p>
          </table:table-cell>
          <table:table-cell table:style-name="ce2" office:value-type="string">
            <text:p>cl_nom</text:p>
          </table:table-cell>
          <table:table-cell table:style-name="ce2" office:value-type="string">
            <text:p>cl_caracteristique</text:p>
          </table:table-cell>
          <table:table-cell table:style-name="ce2" table:number-columns-repeated="9"/>
        </table:table-row>
        <table:table-row table:style-name="ro1">
          <table:table-cell office:value-type="string">
            <text:p>DOC</text:p>
          </table:table-cell>
          <table:table-cell office:value-type="string">
            <text:p>ZOO_CLASSE</text:p>
          </table:table-cell>
          <table:table-cell office:value-type="string">
            <text:p>Actinopterygii</text:p>
          </table:table-cell>
          <table:table-cell office:value-type="string">
            <text:p>-</text:p>
          </table:table-cell>
          <table:table-cell office:value-type="string">
            <text:p>Actinopterygii</text:p>
          </table:table-cell>
          <table:table-cell office:value-type="string">
            <text:p>Poissons</text:p>
          </table:table-cell>
          <table:table-cell table:number-columns-repeated="10"/>
        </table:table-row>
        <table:table-row table:style-name="ro1">
          <table:table-cell office:value-type="string">
            <text:p>DOC</text:p>
          </table:table-cell>
          <table:table-cell office:value-type="string">
            <text:p>ZOO_CLASSE</text:p>
          </table:table-cell>
          <table:table-cell office:value-type="string">
            <text:p>Reptilia</text:p>
          </table:table-cell>
          <table:table-cell office:value-type="string">
            <text:p>-</text:p>
          </table:table-cell>
          <table:table-cell office:value-type="string">
            <text:p>Reptilia</text:p>
          </table:table-cell>
          <table:table-cell office:value-type="string">
            <text:p>Reptiles</text:p>
          </table:table-cell>
          <table:table-cell table:number-columns-repeated="10"/>
        </table:table-row>
        <table:table-row table:style-name="ro1">
          <table:table-cell office:value-type="string">
            <text:p>DOC</text:p>
          </table:table-cell>
          <table:table-cell office:value-type="string">
            <text:p>ZOO_CLASSE</text:p>
          </table:table-cell>
          <table:table-cell office:value-type="string">
            <text:p>Aves</text:p>
          </table:table-cell>
          <table:table-cell office:value-type="string">
            <text:p>-</text:p>
          </table:table-cell>
          <table:table-cell office:value-type="string">
            <text:p>Aves</text:p>
          </table:table-cell>
          <table:table-cell office:value-type="string">
            <text:p>Oiseaux</text:p>
          </table:table-cell>
          <table:table-cell table:number-columns-repeated="10"/>
        </table:table-row>
        <table:table-row table:style-name="ro1">
          <table:table-cell office:value-type="string">
            <text:p>DOC</text:p>
          </table:table-cell>
          <table:table-cell office:value-type="string">
            <text:p>ZOO_CLASSE</text:p>
          </table:table-cell>
          <table:table-cell office:value-type="string">
            <text:p>Mammalia</text:p>
          </table:table-cell>
          <table:table-cell office:value-type="string">
            <text:p>-</text:p>
          </table:table-cell>
          <table:table-cell office:value-type="string">
            <text:p>Mammalia</text:p>
          </table:table-cell>
          <table:table-cell office:value-type="string">
            <text:p>Mammifères</text:p>
          </table:table-cell>
          <table:table-cell table:number-columns-repeated="10"/>
        </table:table-row>
        <table:table-row table:style-name="ro1">
          <table:table-cell office:value-type="string">
            <text:p>DOC</text:p>
          </table:table-cell>
          <table:table-cell office:value-type="string">
            <text:p>ZOO_CLASSE</text:p>
          </table:table-cell>
          <table:table-cell office:value-type="string">
            <text:p>Lissamphibia</text:p>
          </table:table-cell>
          <table:table-cell office:value-type="string">
            <text:p>-</text:p>
          </table:table-cell>
          <table:table-cell office:value-type="string">
            <text:p>Lissamphibia</text:p>
          </table:table-cell>
          <table:table-cell office:value-type="string">
            <text:p>Amphibiens</text:p>
          </table:table-cell>
          <table:table-cell table:number-columns-repeated="10"/>
        </table:table-row>
        <table:table-row table:style-name="ro1">
          <table:table-cell table:style-name="ce2" office:value-type="string">
            <text:p>ORDER</text:p>
          </table:table-cell>
          <table:table-cell table:style-name="ce2" office:value-type="string">
            <text:p>ZOO_ESPECE</text:p>
          </table:table-cell>
          <table:table-cell table:style-name="ce2" office:value-type="float" office:value="0">
            <text:p>0</text:p>
          </table:table-cell>
          <table:table-cell table:style-name="ce2" office:value-type="float" office:value="0">
            <text:p>0</text:p>
          </table:table-cell>
          <table:table-cell table:style-name="ce2" office:value-type="string">
            <text:p>es_nom</text:p>
          </table:table-cell>
          <table:table-cell table:style-name="ce2" office:value-type="string">
            <text:p>es_classe</text:p>
          </table:table-cell>
          <table:table-cell table:style-name="ce2" office:value-type="string">
            <text:p>es_ordre</text:p>
          </table:table-cell>
          <table:table-cell table:style-name="ce2" office:value-type="string">
            <text:p>es_poids</text:p>
          </table:table-cell>
          <table:table-cell table:style-name="ce2" office:value-type="string">
            <text:p>es_repartition</text:p>
          </table:table-cell>
          <table:table-cell table:style-name="ce2" office:value-type="string">
            <text:p>es_alimentation</text:p>
          </table:table-cell>
          <table:table-cell table:style-name="ce2" office:value-type="string">
            <text:p>es_reproduction</text:p>
          </table:table-cell>
          <table:table-cell table:style-name="ce2" office:value-type="string">
            <text:p>es_habitat</text:p>
          </table:table-cell>
          <table:table-cell table:style-name="ce2" office:value-type="string">
            <text:p>es_comportement</text:p>
          </table:table-cell>
          <table:table-cell table:style-name="ce2" table:number-columns-repeated="2"/>
          <table:table-cell table:style-name="Default"/>
        </table:table-row>
        <table:table-row table:style-name="ro1">
          <table:table-cell office:value-type="string">
            <text:p>#DOC</text:p>
          </table:table-cell>
          <table:table-cell office:value-type="string">
            <text:p>ZOO_ESPECE</text:p>
          </table:table-cell>
          <table:table-cell office:value-type="float" office:value="0">
            <text:p>0</text:p>
          </table:table-cell>
          <table:table-cell/>
          <table:table-cell office:value-type="string">
            <text:p>nom</text:p>
          </table:table-cell>
          <table:table-cell office:value-type="string">
            <text:p>classe</text:p>
          </table:table-cell>
          <table:table-cell office:value-type="string">
            <text:p>ordre</text:p>
          </table:table-cell>
          <table:table-cell office:value-type="string">
            <text:p>poids</text:p>
          </table:table-cell>
          <table:table-cell office:value-type="string">
            <text:p>repartition</text:p>
          </table:table-cell>
          <table:table-cell office:value-type="string">
            <text:p>alimentation</text:p>
          </table:table-cell>
          <table:table-cell office:value-type="string">
            <text:p>reproduction</text:p>
          </table:table-cell>
          <table:table-cell office:value-type="string">
            <text:p>habitat</text:p>
          </table:table-cell>
          <table:table-cell office:value-type="string">
            <text:p>comportement</text:p>
          </table:table-cell>
          <table:table-cell table:number-columns-repeated="2"/>
          <table:table-cell table:style-name="Default"/>
        </table:table-row>
        <table:table-row table:style-name="ro1">
          <table:table-cell table:number-columns-repeated="15"/>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Alligator</text:p>
          </table:table-cell>
          <table:table-cell office:value-type="string">
            <text:p>Reptilia</text:p>
          </table:table-cell>
          <table:table-cell office:value-type="string">
            <text:p>Crocodiliens</text:p>
          </table:table-cell>
          <table:table-cell office:value-type="string">
            <text:p>350 kg</text:p>
          </table:table-cell>
          <table:table-cell office:value-type="string">
            <text:p>Sud Est des Etats-Unis, Amérique centrale.</text:p>
          </table:table-cell>
          <table:table-cell office:value-type="string">
            <text:p>Les jeunes salimentent de petits crustacés et insectes, puis de grenouilles, serpents et poissons. A lâge adulte, ils se nourrissent surtout de poissons et de petits mammifères.</text:p>
          </table:table-cell>
          <table:table-cell office:value-type="string">
            <text:p>Laccouplement a lieu de nuit et dans leau. Puis la femelle construit un monticule de vase, terre et branchages dans lequel elle pond 20 à 80 ufs. Durant 2 à 3 mois, La femelle reste à proximité du nid jusquà léclosion des ufs </text:p>
          </table:table-cell>
          <table:table-cell office:value-type="string">
            <text:p><text:s/>Puis elle prend soins deux. Ils atteignent leur maturité a 6 ans.</text:p>
          </table:table-cell>
          <table:table-cell office:value-type="string">
            <text:p>Bordures de rivières, mangroves et estuaires.</text:p>
          </table:table-cell>
          <table:table-cell office:value-type="string">
            <text:p>Peu actifs, en journée, ils passent du temps à se faire chauffer au soleil. La nuit, ils simmergent en bord de rive et attendent leur proie.</text:p>
          </table:table-cell>
          <table:table-cell/>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Agouti</text:p>
          </table:table-cell>
          <table:table-cell office:value-type="string">
            <text:p>Mammalia</text:p>
          </table:table-cell>
          <table:table-cell office:value-type="string">
            <text:p>Rongeur</text:p>
          </table:table-cell>
          <table:table-cell office:value-type="string">
            <text:p>5 kg</text:p>
          </table:table-cell>
          <table:table-cell office:value-type="string">
            <text:p>Amérique centrale et méridionale.</text:p>
          </table:table-cell>
          <table:table-cell office:value-type="string">
            <text:p>Surtout végétarien, ils se nourrissent de feuilles, fruits, racines et parfois oeufs et coquillages.</text:p>
          </table:table-cell>
          <table:table-cell office:value-type="string">
            <text:p>2 ou 3 petits par portée </text:p>
          </table:table-cell>
          <table:table-cell office:value-type="string">
            <text:p><text:s/>parfois 2 portées par an. La gestation est de 3 mois. Les petits naissent trés développés : poilus, yeux ouverts, ils sont capables de se déplacer.</text:p>
          </table:table-cell>
          <table:table-cell office:value-type="string">
            <text:p>Forêts et zones boisées.</text:p>
          </table:table-cell>
          <table:table-cell office:value-type="string">
            <text:p>Nocturnes, ils vivent en petits groupe pour aller se nourrir, sinon ils vivent dans des terriers, seuls ou en famille lors de léducation des jeunes. Ils sont de très bons sauteurs et peuvent effectuer des bonds de 6 m. Comme les écureuils, ils mangent en position assise et enterrent parfois leurs provisions dans le sol.</text:p>
          </table:table-cell>
          <table:table-cell/>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Belette</text:p>
          </table:table-cell>
          <table:table-cell office:value-type="string">
            <text:p>Mammalia</text:p>
          </table:table-cell>
          <table:table-cell office:value-type="string">
            <text:p>Carnivores</text:p>
          </table:table-cell>
          <table:table-cell office:value-type="string">
            <text:p>120 g</text:p>
          </table:table-cell>
          <table:table-cell office:value-type="string">
            <text:p>Europe, Asie, Sibérie, Afghanistan, Chine, Japon, Afrique du Nord</text:p>
          </table:table-cell>
          <table:table-cell office:value-type="string">
            <text:p>Elles se nourrissent principalement de petits rongeurs : Campagnols, mulots, souris mais parfois aussi dufs, doiseaux, de batraciens ou même de poissons.</text:p>
          </table:table-cell>
          <table:table-cell office:value-type="string">
            <text:p>La période des amours sétend davril à mai. La femelle peut avoir 2 portées dans la même saison de reproduction. Elle met bas 3 à 8 petits dans un trou darbre ou dans un nid quelle construit de feuille et de brindilles. La gestation dure 1 mois et demi. Les petits sont sevrés vers 5 semaines et atteignent leur maturité dans lannée.</text:p>
          </table:table-cell>
          <table:table-cell office:value-type="string">
            <text:p>Zones boisées, broussailleuses et rocheuses et parfois vieilles habitations</text:p>
          </table:table-cell>
          <table:table-cell office:value-type="string">
            <text:p>Elles sont principalement nocturnes, elles se déplacent souvent en famille ou en couple et chassent ensembles des proies parfois bien plus grosses quelles, telles que les rats ou les poules.\nElles sont très agiles et se déplacent avec rapidité et facilité. On peut les voir en bordures de cours deau où elles savent pêcher des poissons. Elles savent aussi très bien nager.</text:p>
          </table:table-cell>
          <table:table-cell table:number-columns-repeated="2"/>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Baleine à  bosse ou jubarte</text:p>
          </table:table-cell>
          <table:table-cell office:value-type="string">
            <text:p>Mammalia</text:p>
          </table:table-cell>
          <table:table-cell office:value-type="string">
            <text:p>Cétaces</text:p>
          </table:table-cell>
          <table:table-cell office:value-type="string">
            <text:p>50 tonnes</text:p>
          </table:table-cell>
          <table:table-cell office:value-type="string">
            <text:p>Pacifique Nord, Atlantiques Nord et Hémisphéres sud.</text:p>
          </table:table-cell>
          <table:table-cell office:value-type="string">
            <text:p>Elles sont carnivores, elles se nourrissent de petits crustacés et de poissons quelles concentrent en cercle grâce à un rideau de bulles quelles émettent lors de leurs plongées.</text:p>
          </table:table-cell>
          <table:table-cell office:value-type="string">
            <text:p>1 petit naît après une gestation de 9 à 10 mois. La mère lallaite pendant environ 1 an et ils restent ensemble pendant 2-3 ans. La maturité sexuelle est à 5 ans.\nLe baleineau mesure environ 4.50 m et pèse plus d1 tonne.</text:p>
          </table:table-cell>
          <table:table-cell office:value-type="string">
            <text:p>Les eaux froides à proximité des côtes et eaux tropicales.</text:p>
          </table:table-cell>
          <table:table-cell office:value-type="string">
            <text:p>Vivants seuls, avec son petit ou en couple pendant la saison tempérée, elles se réunissent en groupes lors des migrations saisonnières où elles quittent les eaux froides pour les eaux équatoriales. Elles nagent très lentement (7à 14 km/h).Elles aiment sauter hors de leau et les mâles en particulier peuvent chanter pendant des heures.</text:p>
          </table:table-cell>
          <table:table-cell table:number-columns-repeated="2"/>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Antilope</text:p>
          </table:table-cell>
          <table:table-cell office:value-type="string">
            <text:p>Mammalia</text:p>
          </table:table-cell>
          <table:table-cell office:value-type="string">
            <text:p>Artiodactyles</text:p>
          </table:table-cell>
          <table:table-cell office:value-type="float" office:value="25">
            <text:p>25</text:p>
          </table:table-cell>
          <table:table-cell office:value-type="string">
            <text:p>nde au sud de l'Himalaya.</text:p>
          </table:table-cell>
          <table:table-cell office:value-type="string">
            <text:p>Herbivore.</text:p>
          </table:table-cell>
          <table:table-cell office:value-type="string">
            <text:p>Non saisonniére. La femelle donne naissance Ã  1 petit. La gestation est de 6 mois.</text:p>
          </table:table-cell>
          <table:table-cell office:value-type="string">
            <text:p>Des semi-déserts aux bois clairs</text:p>
          </table:table-cell>
          <table:table-cell office:value-type="string">
            <text:p>Harems composés d'1 male adulte et de plusieurs femelles: 10 à  20. avec leur jeune. Des groupes de jeunes mâles vivent à  la périphérie des harems.</text:p>
          </table:table-cell>
          <table:table-cell table:number-columns-repeated="2"/>
          <table:table-cell table:style-name="Default"/>
        </table:table-row>
        <table:table-row table:style-name="ro1">
          <table:table-cell office:value-type="string">
            <text:p>DOC</text:p>
          </table:table-cell>
          <table:table-cell office:value-type="string">
            <text:p>ZOO_ESPECE</text:p>
          </table:table-cell>
          <table:table-cell/>
          <table:table-cell office:value-type="string">
            <text:p>-</text:p>
          </table:table-cell>
          <table:table-cell office:value-type="string">
            <text:p>baleine blanche</text:p>
          </table:table-cell>
          <table:table-cell office:value-type="string">
            <text:p>Mammalia</text:p>
          </table:table-cell>
          <table:table-cell office:value-type="string">
            <text:p>Cétaces</text:p>
          </table:table-cell>
          <table:table-cell office:value-type="float" office:value="300">
            <text:p>300</text:p>
          </table:table-cell>
          <table:table-cell office:value-type="string">
            <text:p>Mers arctiques et subarctiques</text:p>
          </table:table-cell>
          <table:table-cell office:value-type="string">
            <text:p>Ils se nourrissent de calmars, seiches, crevettes et petits poissons.</text:p>
          </table:table-cell>
          <table:table-cell office:value-type="string">
            <text:p>La fécondation et la reproduction ont lieu dans des eaux peu profondes. Les femelles mettent bas après 10 mois de gestation. Lorsquil naît le petit mesure 1.5 m et est de couleur grise il ne deviendra blanc comme les adultes quà sa 6ème année. Le jeune unique est allaité durant presque 2 ans.</text:p>
          </table:table-cell>
          <table:table-cell office:value-type="string">
            <text:p>Eaux froides en bordures de côtes et eaux peu profondes</text:p>
          </table:table-cell>
          <table:table-cell office:value-type="string">
            <text:p>Ils vivent en grandes communautés ( réunissant une centaine dindividus ). Ces groupes se rassemblent encore en colonies de plusieurs milliers dindividus pour effectuer les migrations. Les mâles et les femelles ne vivent pas dans les mêmes groupes, ils ne se rejoignent quà la période des amours qui a lieu en été dans les eaux de lhémisphère Nord.\nIls sont capables de restés ½ Heures sous leau à la recherche de nourriture. Comme ils chassent sous la banquise, ils leur arrivent de se trouver coincés dessous, mais leur puissance leur permet de briser une épaisseur de glace dun mètre ce qui souvent leur permet de sen tirer ou bien ils nagent vers un autre lieu plus accessible. Le record dapnée est de 70 min.\nLes bélougas sont des cétacés lents, se déplaçants rarement à plus de 7 km/h.</text:p>
          </table:table-cell>
          <table:table-cell table:number-columns-repeated="2"/>
          <table:table-cell table:style-name="Default"/>
        </table:table-row>
        <table:table-row table:style-name="ro1" table:number-rows-repeated="19">
          <table:table-cell table:number-columns-repeated="16"/>
        </table:table-row>
        <table:table-row table:style-name="ro1">
          <table:table-cell table:number-columns-repeated="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26">26/03/2010</text:date>, <text:time>18:32: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3-26T18:32:15</dc:date>
    <dc:creator>Eric Brison</dc:creator>
    <meta:generator>OpenOffice.org/3.1$Linux OpenOffice.org_project/310m19$Build-9420</meta:generator>
    <meta:editing-duration>PT00H10M20S</meta:editing-duration>
    <meta:editing-cycles>6</meta:editing-cycles>
    <meta:document-statistic meta:table-count="1" meta:cell-count="141" meta:object-count="0"/>
  </office:meta>
</office:document-meta>
</file>